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CNOLOGIA E INVERSIONES AGROPECUARIAS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13152292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1123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DINA ALCANTARA, SAUL ISMA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3829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NDOVAL IBERICO, FELIX ARTUR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61954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18:21:2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